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c0df7" officeooo:paragraph-rsid="000c0df7" style:font-weight-asian="bold" style:font-weight-complex="bold"/>
    </style:style>
    <style:style style:name="P3" style:family="paragraph" style:parent-style-name="Standard">
      <style:text-properties officeooo:paragraph-rsid="000afbbc"/>
    </style:style>
    <style:style style:name="P4" style:family="paragraph" style:parent-style-name="Standard">
      <style:text-properties fo:font-weight="normal" officeooo:rsid="000c0df7" officeooo:paragraph-rsid="000c0df7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c0df7" officeooo:paragraph-rsid="000c0df7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e0497" officeooo:paragraph-rsid="000e0497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19fd6" officeooo:paragraph-rsid="00119fd6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2427d" officeooo:paragraph-rsid="0012427d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59f79" officeooo:paragraph-rsid="00159f79" style:font-weight-asian="normal" style:font-weight-complex="normal"/>
    </style:style>
    <style:style style:name="T1" style:family="text">
      <style:text-properties officeooo:rsid="000afbbc"/>
    </style:style>
    <style:style style:name="T2" style:family="text">
      <style:text-properties officeooo:rsid="000b7bc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rminology</text:p>
      <text:p text:style-name="P1"/>
      <text:p text:style-name="P1">Dockerfile</text:p>
      <text:p text:style-name="P3">Every service has its own Dockerfile. It configures how to create a custom image for that service.</text:p>
      <text:p text:style-name="Standard">When you have the image, you can use it to create a container. A docker container is an instance a docker image.</text:p>
      <text:p text:style-name="Standard"/>
      <text:p text:style-name="Standard">You can build the Docker image using 'docker build'</text:p>
      <text:p text:style-name="Standard">You can run the image to create a container using 'docker run'</text:p>
      <text:p text:style-name="P1"/>
      <text:p text:style-name="P1">docker-compose.yml</text:p>
      <text:p text:style-name="Standard">Use it to automate the process of building and running multiple Docker containers.</text:p>
      <text:p text:style-name="Standard">It allows to define a group of Docker containers as a single service.</text:p>
      <text:p text:style-name="P1"/>
      <text:p text:style-name="P1">mkcert</text:p>
      <text:p text:style-name="Standard">Create security certificates for your local website.</text:p>
      <text:p text:style-name="Standard">Makes it easy to create security certificates by automating the process.</text:p>
      <text:p text:style-name="P1"/>
      <text:p text:style-name="P1">Security certificates</text:p>
      <text:p text:style-name="P3"><text:span text:style-name="T1">Used to</text:span> secure your website and protect your user's data.</text:p>
      <text:p text:style-name="P3">Is like a digital ID card that helps your website prove its identity to your users and protect their data.</text:p>
      <text:p text:style-name="Standard"><text:span text:style-name="T2">It is i</text:span>mportant to have because it prevents bad people from pretending to be you website and stealing sensitive user information.</text:p>
      <text:p text:style-name="Standard"/>
      <text:p text:style-name="P2">Interconnections</text:p>
      <text:list xml:id="list537523989" text:style-name="L1">
        <text:list-item>
          <text:p text:style-name="P5">Docker-compose</text:p>
          <text:list>
            <text:list-item>
              <text:p text:style-name="P6">The file specifies the services (containers) for the current application.</text:p>
            </text:list-item>
            <text:list-item>
              <text:p text:style-name="P5">Nginx</text:p>
              <text:list>
                <text:list-item>
                  <text:p text:style-name="P6">Web server container</text:p>
                </text:list-item>
                <text:list-item>
                  <text:p text:style-name="P5">Dockerfile</text:p>
                  <text:list>
                    <text:list-item>
                      <text:p text:style-name="P6">Where to find the Dockerfile</text:p>
                    </text:list-item>
                    <text:list-item>
                      <text:p text:style-name="P6">To use port 443, which is standard for HTTPS</text:p>
                    </text:list-item>
                    <text:list-item>
                      <text:p text:style-name="P6">To mount conf<text:tab/></text:p>
                      <text:list>
                        <text:list-item>
                          <text:p text:style-name="P6">This contains information for the webserver.</text:p>
                          <text:list>
                            <text:list-item>
                              <text:p text:style-name="P6">Server name (should match with the certificates)</text:p>
                            </text:list-item>
                            <text:list-item>
                              <text:p text:style-name="P6">Where the certificates will be stored</text:p>
                            </text:list-item>
                            <text:list-item>
                              <text:p text:style-name="P7">It also specifies the use of FastCGI</text:p>
                              <text:list>
                                <text:list-item>
                                  <text:p text:style-name="P7"/>
                                </text:list-item>
                                <text:list-item>
                                  <text:p text:style-name="P7">Requires the installation of PHP-FPM.</text:p>
                                  <text:list>
                                    <text:list-item>
                                      <text:p text:style-name="P9">Stands for FastCGI Process Manager.</text:p>
                                    </text:list-item>
                                    <text:list-item>
                                      <text:p text:style-name="P9">Handles the processing of PHP scripts.</text:p>
                                    </text:list-item>
                                    <text:list-item>
                                      <text:p text:style-name="P8">This is bundled with PHP, which is installed in the Wordpress Dockerfile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To mount tools</text:p>
                      <text:list>
                        <text:list-item>
                          <text:p text:style-name="P6">This contains the certificates created by mkcert</text:p>
                        </text:list-item>
                      </text:list>
                    </text:list-item>
                    <text:list-item>
                      <text:p text:style-name="P6"/>
                    </text:list-item>
                  </text:list>
                </text:list-item>
              </text:list>
            </text:list-item>
            <text:list-item>
              <text:p text:style-name="P5">mariadb</text:p>
              <text:list>
                <text:list-item>
                  <text:p text:style-name="P5">Dockerfile</text:p>
                  <text:list>
                    <text:list-item>
                      <text:p text:style-name="P5">X</text:p>
                    </text:list-item>
                  </text:list>
                </text:list-item>
              </text:list>
            </text:list-item>
            <text:list-item>
              <text:p text:style-name="P5">wordpress</text:p>
              <text:list>
                <text:list-item>
                  <text:p text:style-name="P5">Dockerfile</text:p>
                  <text:list>
                    <text:list-item>
                      <text:p text:style-name="P5">X</text:p>
                    </text:list-item>
                  </text:list>
                </text:list-item>
              </text:list>
            </text:list-item>
          </text:list>
        </text:list-item>
      </text:list>
      <text:p text:style-name="P4"><text:soft-page-break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6:54:34.783865637</meta:creation-date>
    <dc:date>2023-05-14T21:52:49.871724027</dc:date>
    <meta:editing-duration>PT3H44M49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291" meta:character-count="1681" meta:non-whitespace-character-count="1455"/>
  </office:meta>
</office:document-meta>
</file>